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b8517" officeooo:paragraph-rsid="001b8517"/>
    </style:style>
    <style:style style:name="P2" style:family="paragraph" style:parent-style-name="Standard">
      <style:text-properties officeooo:rsid="001d042a" officeooo:paragraph-rsid="001d042a"/>
    </style:style>
    <style:style style:name="P3" style:family="paragraph" style:parent-style-name="Standard">
      <style:text-properties fo:color="#ed1c24" officeooo:rsid="001d042a" officeooo:paragraph-rsid="001d042a"/>
    </style:style>
    <style:style style:name="P4" style:family="paragraph" style:parent-style-name="Standard">
      <style:text-properties officeooo:rsid="001e40ff" officeooo:paragraph-rsid="001e40ff"/>
    </style:style>
    <style:style style:name="P5" style:family="paragraph" style:parent-style-name="Standard">
      <style:text-properties officeooo:rsid="001d042a" officeooo:paragraph-rsid="001d042a"/>
    </style:style>
    <style:style style:name="P6" style:family="paragraph" style:parent-style-name="Standard">
      <style:text-properties officeooo:rsid="0022fa91" officeooo:paragraph-rsid="0022fa91"/>
    </style:style>
    <style:style style:name="P7" style:family="paragraph" style:parent-style-name="Standard" style:list-style-name="L1">
      <style:text-properties officeooo:rsid="0022fa91" officeooo:paragraph-rsid="0022fa91"/>
    </style:style>
    <style:style style:name="P8" style:family="paragraph" style:parent-style-name="Table_20_Contents">
      <style:text-properties officeooo:rsid="0022fa91" officeooo:paragraph-rsid="0022fa91"/>
    </style:style>
    <style:style style:name="P9" style:family="paragraph" style:parent-style-name="Heading_20_2">
      <style:text-properties officeooo:rsid="0022fa91" officeooo:paragraph-rsid="0022fa91"/>
    </style:style>
    <style:style style:name="P10" style:family="paragraph" style:parent-style-name="Heading_20_2">
      <style:text-properties officeooo:paragraph-rsid="0022fa91"/>
    </style:style>
    <style:style style:name="T1" style:family="text">
      <style:text-properties officeooo:rsid="001d042a"/>
    </style:style>
    <style:style style:name="T2" style:family="text">
      <style:text-properties officeooo:rsid="001e40ff"/>
    </style:style>
    <style:style style:name="T3" style:family="text">
      <style:text-properties officeooo:rsid="00200adc"/>
    </style:style>
    <style:style style:name="T4" style:family="text">
      <style:text-properties officeooo:rsid="0022fa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span text:style-name="T4">Cel</text:span></text:h>
      <text:p text:style-name="P6">Analiza danych w zależności od języka. </text:p>
      <text:h text:style-name="P9" text:outline-level="2">Założenia grupy Wenus</text:h>
      <text:p text:style-name="P6">1. Struktua Gita i sposob pracy</text:p>
      <text:list xml:id="list1344305440014896932" text:style-name="L1">
        <text:list-item>
          <text:p text:style-name="P7">commitujemy do wybranych katalogow: eksploracja_danych, zapytania_sql itp. w zaleznosci od typu zapytania lub taska</text:p>
        </text:list-item>
        <text:list-item>
          <text:p text:style-name="P7">w commicie powinny znajdować się następujące pliki: </text:p>
          <text:list>
            <text:list-item>
              <text:p text:style-name="P7">użyte zapytania (Select) wraz z krótką informacją co zostało sprawdzone (wnioski)</text:p>
            </text:list-item>
            <text:list-item>
              <text:p text:style-name="P7">dane w formie csv </text:p>
              <text:p text:style-name="P7"/>
            </text:list-item>
          </text:list>
        </text:list-item>
      </text:list>
      <text:p text:style-name="P6">2. Template nazwy do tworzenia taskow w Jirz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&lt;kataolog&gt; &lt;numer_taska&gt; </text:p>
            <text:p text:style-name="P8"/>
            <text:p text:style-name="P8">&lt;krotki_opis_z_jiry&gt;</text:p>
          </table:table-cell>
        </table:table-row>
      </table:table>
      <text:p text:style-name="P6"/>
      <text:p text:style-name="P6">Przyklad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eksploracja_danych JDSZ2WEN-4</text:p>
            <text:p text:style-name="P8"/>
            <text:p text:style-name="P8">Zdefiniowanie 15-20 zapytań dotyczących grup językowych - od ogółu do szczegółu</text:p>
          </table:table-cell>
        </table:table-row>
      </table:table>
      <text:p text:style-name="P6"/>
      <text:h text:style-name="P9" text:outline-level="2">Lista zapytań</text:h>
      <text:p text:style-name="P1">1. <text:span text:style-name="T1">Ilość wniosków w danym języku</text:span></text:p>
      <text:p text:style-name="P2">2. Ilość dochodu w danym języku</text:p>
      <text:p text:style-name="P2"/>
      <text:p text:style-name="P3">**** wybór 5-6 grup językowych o największym dochodzie </text:p>
      <text:p text:style-name="P3">**** <text:span text:style-name="T3">analizę warto przeprowadzić na przestrzeni kilku lat</text:span></text:p>
      <text:p text:style-name="P2"/>
      <text:p text:style-name="P2">3. <text:span text:style-name="T2">I</text:span>lość wniosków 5 grup jezykowych na przestrzeni czasu (np. 5 lat)</text:p>
      <text:p text:style-name="P2">4. Dochód 5 grup językowych na przestrzeni czasu (np. 5 lat)</text:p>
      <text:p text:style-name="P2">5. Status wniosku w zależności od grupy językowej</text:p>
      <text:p text:style-name="P2">6. Powody odrzucenia wniosków w zależności od grupy językowej. </text:p>
      <text:p text:style-name="P2">7. Kwota rekompensaty w zależności od grupy językowej.</text:p>
      <text:p text:style-name="P2">8. Dochód dla firmy – operator per język</text:p>
      <text:p text:style-name="P2">9. <text:span text:style-name="T2">Czas postępowania sądowego w zależności od grupy językowej.</text:span></text:p>
      <text:p text:style-name="P4">10. Skuteczność sądowa w zależności od języka – status sądowy.</text:p>
      <text:p text:style-name="P4">11. Sposób kontaktu w zależności od języka.</text:p>
      <text:p text:style-name="P4">12. Różnica w kwocie rekompensaty <text:span text:style-name="T3">oryginalnej i końcowej dla 5 grup językowych. </text:span></text:p>
      <text:p text:style-name="P2"><text:span text:style-name="T3">13</text:span>. Typ podróży w zależności od dochodu i języka</text:p>
      <text:p text:style-name="P6">14. Oplata za usluge prawnicza procent</text:p>
      <text:p text:style-name="P6"/>
      <text:p text:style-name="P6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8:08:25.132202883</meta:creation-date>
    <dc:date>2018-10-21T09:57:26.543929801</dc:date>
    <meta:editing-duration>PT12M52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32" meta:word-count="219" meta:character-count="1427" meta:non-whitespace-character-count="1235"/>
  </office:meta>
</office:document-meta>
</file>